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list-style-name="L1">
      <style:text-properties fo:font-size="13pt" style:font-size-asian="13pt" style:font-size-complex="13pt"/>
    </style:style>
    <style:style style:name="P3" style:family="paragraph" style:parent-style-name="Standard">
      <style:paragraph-properties fo:text-align="center" style:justify-single-word="false"/>
      <style:text-properties fo:font-size="13pt" style:font-size-asian="13pt" style:font-size-complex="13pt"/>
    </style:style>
    <style:style style:name="P4" style:family="paragraph" style:parent-style-name="Standard">
      <style:paragraph-properties fo:text-align="start" style:justify-single-word="false"/>
      <style:text-properties fo:font-size="13pt" style:font-size-asian="13pt" style:font-size-complex="13pt"/>
    </style:style>
    <style:style style:name="P5" style:family="paragraph" style:parent-style-name="Standard" style:list-style-name="L2">
      <style:paragraph-properties fo:text-align="start" style:justify-single-word="false"/>
      <style:text-properties fo:font-size="13pt" style:font-size-asian="13pt" style:font-size-complex="13pt"/>
    </style:style>
    <style:style style:name="P6" style:family="paragraph" style:parent-style-name="Standard" style:list-style-name="L3">
      <style:paragraph-properties fo:text-align="start" style:justify-single-word="false"/>
      <style:text-properties fo:font-size="13pt" style:font-size-asian="13pt" style:font-size-complex="13pt"/>
    </style:style>
    <style:style style:name="P7" style:family="paragraph" style:parent-style-name="Standard" style:list-style-name="L4">
      <style:paragraph-properties fo:text-align="start" style:justify-single-word="false"/>
      <style:text-properties fo:font-size="13pt" style:font-size-asian="13pt" style:font-size-complex="13pt"/>
    </style:style>
    <style:style style:name="P8" style:family="paragraph" style:parent-style-name="Standard" style:list-style-name="L5">
      <style:paragraph-properties fo:text-align="start" style:justify-single-word="false"/>
      <style:text-properties fo:font-size="13pt" style:font-size-asian="13pt" style:font-size-complex="13pt"/>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76087299889305429" text:style-name="L1">
        <text:list-item>
          <text:p text:style-name="P2">Introduction</text:p>
        </text:list-item>
        <text:list-item>
          <text:p text:style-name="P2">Objectifs médiatiques</text:p>
        </text:list-item>
        <text:list-item>
          <text:p text:style-name="P2">Conclusion</text:p>
        </text:list-item>
      </text:list>
      <text:p text:style-name="P1"/>
      <text:p text:style-name="P1"/>
      <text:p text:style-name="P3"/>
      <text:p text:style-name="P3"><text:span text:style-name="T2">« Le Roi des Cons »</text:span> <text:s/>(titre provisoire)</text:p>
      <text:p text:style-name="P3"/>
      <text:list xml:id="list1722705515045864622" text:style-name="L2">
        <text:list-item>
          <text:list>
            <text:list-item>
              <text:list>
                <text:list-item>
                  <text:p text:style-name="P5">Introduction</text:p>
                  <text:p text:style-name="P5"/>
                </text:list-item>
              </text:list>
            </text:list-item>
          </text:list>
        </text:list-item>
      </text:list>
      <text:p text:style-name="P4">Nous vous permettons de partager vos «âneries» (bêtises), vos petites galères qui les rendront plus marrantes, vos blagues de tous les jours. </text:p>
      <text:p text:style-name="P4">Ce site web vous permettra de vous divertir, de rire.</text:p>
      <text:p text:style-name="P4">Vous nous direz qu'ils existent déjà des plate formes comme cela que l'on appelle réseau sociaux comme facebook, snapchat, twitter... Vous vous noyez sûrement avec tous ces réseaux sociaux où l'on partage divers contenus de tout et de rien.</text:p>
      <text:p text:style-name="P4">Avec le Roi des Cons, il s'agira d'une plate forme de partage basé uniquement sur l'humour : « la connerie humaine »</text:p>
      <text:p text:style-name="P4"/>
      <text:list xml:id="list2327425405101260373" text:style-name="L3">
        <text:list-item>
          <text:list>
            <text:list-item>
              <text:list>
                <text:list-item>
                  <text:p text:style-name="P6">Objectifs médiatiques </text:p>
                </text:list-item>
              </text:list>
            </text:list-item>
          </text:list>
        </text:list-item>
      </text:list>
      <text:p text:style-name="P4"/>
      <text:p text:style-name="P4">Nous allons vous montrer notre plate forme qui rassemblera une communauté autour du rire. Un rire avec ses différents genres où la communauté pourra s'identifier à un ou plusieurs de ces genres, pour que chacun y trouve sa <text:span text:style-name="T1">place</text:span>.</text:p>
      <text:p text:style-name="P4">Vous aurez la possibilité de partager du contenu comme des photos, des vidéos ou simplement du texte. Et également de voir le contenu partagé par les autres. Tout ces partages, vous permettra de vous retrouvez avec des individus avec qui vous partagez le même humour. </text:p>
      <text:p text:style-name="P4">En plus des partages, vous pourrez voter pour les contenus qui vous plaît. </text:p>
      <text:p text:style-name="P4">Au bout d'un certain temps, celui qui aura obtenu le plus de vote sera élu « le Roi des Cons »...</text:p>
      <text:p text:style-name="P4"/>
      <text:list xml:id="list7388445332817410796" text:style-name="L5">
        <text:list-item>
          <text:list>
            <text:list-item>
              <text:list>
                <text:list-item>
                  <text:p text:style-name="P8">Conclusion</text:p>
                </text:list-item>
              </text:list>
            </text:list-item>
          </text:list>
        </text:list-item>
      </text:list>
      <text:p text:style-name="P4">Être élu « Roi des Cons » vous permettra de posséder un titre spécial dans le monde du web. </text:p>
      <text:p text:style-name="P4"/>
      <text:p text:style-name="P4"/>
      <text:list xml:id="list731838762633227423" text:style-name="L4">
        <text:list-item>
          <text:list>
            <text:list-item>
              <text:list>
                <text:list-header>
                  <text:p text:style-name="P7"/>
                </text:list-header>
              </text:list>
            </text:list-item>
          </text:list>
        </text:list-item>
      </text:list>
      <text:p text:style-name="P4"/>
      <text:p text:style-name="P4"><text:tab/></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5T10:12:49.05</meta:creation-date>
    <dc:date>2018-01-25T14:10:45.69</dc:date>
    <meta:editing-duration>PT1H39M3S</meta:editing-duration>
    <meta:editing-cycles>3</meta:editing-cycles>
    <meta:generator>OpenOffice/4.1.4$Win32 OpenOffice.org_project/414m4$Build-9787</meta:generator>
    <meta:document-statistic meta:table-count="0" meta:image-count="0" meta:object-count="0" meta:page-count="1" meta:paragraph-count="17" meta:word-count="252" meta:character-count="1451"/>
  </office:meta>
</office:document-meta>
</file>